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weight="bold" officeooo:paragraph-rsid="001ebbbe" style:font-weight-asian="bold" style:font-weight-complex="bold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 fo:font-weight="bold" officeooo:paragraph-rsid="00288955" style:font-weight-asian="bold" style:font-weight-complex="bold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bold" officeooo:paragraph-rsid="00288955" style:font-weight-asian="bold" style:font-weight-complex="bold"/>
    </style:style>
    <style:style style:name="P5" style:family="paragraph" style:parent-style-name="Preformatted_20_Text">
      <style:paragraph-properties fo:orphans="2" fo:widows="2"/>
      <style:text-properties fo:font-weight="bold" style:font-weight-asian="bold" style:font-weight-complex="bold"/>
    </style:style>
    <style:style style:name="P6" style:family="paragraph" style:parent-style-name="Preformatted_20_Text">
      <style:paragraph-properties fo:orphans="2" fo:widows="2"/>
      <style:text-properties fo:font-weight="bold" officeooo:paragraph-rsid="00220225" style:font-weight-asian="bold" style:font-weight-complex="bold"/>
    </style:style>
    <style:style style:name="P7" style:family="paragraph" style:parent-style-name="Preformatted_20_Text">
      <style:paragraph-properties fo:orphans="2" fo:widows="2"/>
      <style:text-properties fo:font-weight="bold" officeooo:paragraph-rsid="00288955" style:font-weight-asian="bold" style:font-weight-complex="bold"/>
    </style:style>
    <style:style style:name="P8" style:family="paragraph" style:parent-style-name="Preformatted_20_Text">
      <style:paragraph-properties fo:orphans="2" fo:widows="2"/>
      <style:text-properties fo:font-weight="bold" officeooo:paragraph-rsid="00288955" style:font-weight-asian="bold" style:font-weight-complex="bold"/>
    </style:style>
    <style:style style:name="P9" style:family="paragraph" style:parent-style-name="Preformatted_20_Text">
      <style:paragraph-properties fo:orphans="2" fo:widows="2"/>
      <style:text-properties fo:font-weight="bold" officeooo:paragraph-rsid="002c8e2d" style:font-weight-asian="bold" style:font-weight-complex="bold"/>
    </style:style>
    <style:style style:name="P10" style:family="paragraph" style:parent-style-name="Preformatted_20_Text">
      <style:paragraph-properties fo:orphans="2" fo:widows="2"/>
      <style:text-properties fo:font-variant="normal" fo:text-transform="none" fo:color="#000000" fo:letter-spacing="normal" fo:font-weight="bold" officeooo:paragraph-rsid="002c8e2d" style:font-weight-asian="bold" style:font-weight-complex="bold"/>
    </style:style>
    <style:style style:name="P1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bold" officeooo:paragraph-rsid="002c8e2d" style:font-weight-asian="bold" style:font-weight-complex="bold"/>
    </style:style>
    <style:style style:name="T1" style:family="text">
      <style:text-properties fo:font-style="normal"/>
    </style:style>
    <style:style style:name="T2" style:family="text">
      <style:text-properties fo:font-style="normal" officeooo:rsid="001e51de"/>
    </style:style>
    <style:style style:name="T3" style:family="text">
      <style:text-properties fo:font-style="normal" officeooo:rsid="002303a9"/>
    </style:style>
    <style:style style:name="T4" style:family="text">
      <style:text-properties fo:font-style="normal" officeooo:rsid="00212e86"/>
    </style:style>
    <style:style style:name="T5" style:family="text">
      <style:text-properties officeooo:rsid="00212e86"/>
    </style:style>
    <style:style style:name="T6" style:family="text">
      <style:text-properties officeooo:rsid="00220225"/>
    </style:style>
    <style:style style:name="T7" style:family="text">
      <style:text-properties officeooo:rsid="002303a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11 - ! <text:s/>112 - @ <text:s/>113 - # <text:s/>114 - $ <text:s/>115 - % <text:s/>116 - ^ <text:s/>117 - &amp; <text:s/>118 - * <text:s/>119 - ( <text:s/>121 - </text:span><text:span text:style-name="T2">`</text:span><text:span text:style-name="T1">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</text:span><text:span text:style-name="T2">0 – Space</text:span></text:p>
      <text:p text:style-name="P1"><text:span text:style-name="T1">1 – 0</text:span><text:span text:style-name="T2"> <text:s/></text:span><text:span text:style-name="T1">11 – 1 <text:s/>12 – 2 <text:s/>13 – 3 <text:s/>14 – 4 <text:s/>15 – 5 <text:s/>16 – 6 <text:s/>17 – 7 <text:s/>18 – 8 <text:s/>19 - 9</text:span></text:p>
      <text:p text:style-name="P3">2 - a <text:s text:c="5"/>22 - b <text:s text:c="4"/>222 – c <text:s text:c="3"/>3 - d <text:s text:c="5"/>33 - e <text:s text:c="4"/>333 - f</text:p>
      <text:p text:style-name="P3">4 - g <text:s text:c="5"/>44 - h <text:s text:c="4"/>444 – I <text:s text:c="3"/>5 - j <text:s text:c="5"/>55 - k <text:s text:c="4"/>555 - l</text:p>
      <text:p text:style-name="P3">6 - m <text:s text:c="5"/>66 - n <text:s text:c="4"/>666 – o <text:s text:c="3"/>7 - p <text:s text:c="5"/>77 - q <text:s text:c="4"/>777 - r <text:s text:c="3"/>7777 - s</text:p>
      <text:p text:style-name="P3">8 - t <text:s text:c="5"/>88 - u <text:s text:c="4"/>888 – v <text:s text:c="3"/>9 - w <text:s text:c="5"/>99 - x <text:s text:c="4"/>999 - y <text:s text:c="3"/>9999 – z</text:p>
      <text:p text:style-name="P5"/>
      <text:p text:style-name="P6"><text:span text:style-name="T6">(</text:span>.<text:span text:style-name="T5">a shortcut key search) <text:s/>(</text:span>.<text:span text:style-name="T5">e elock | estop | log | warn | runtime | stack) <text:s text:c="3"/>(</text:span>.<text:span text:style-name="T5">f msg)</text:span></text:p>
      <text:p text:style-name="P6"><text:span text:style-name="T7">(</text:span>.<text:span text:style-name="T5">il box skip# count#) <text:s text:c="3"/>(.ir box read#) <text:s text:c="16"/>(</text:span>.<text:span text:style-name="T5">m </text:span><text:a xlink:type="simple" xlink:href="mailto:addr@dom.tld" text:style-name="Internet_20_link" text:visited-style-name="Visited_20_Internet_20_Link"><text:span text:style-name="T5">addr@dom.tld</text:span></text:a><text:span text:style-name="T5"> “subj” body)</text:span></text:p>
      <text:p text:style-name="P6"><text:span text:style-name="T7">(.s cmd) <text:s text:c="17"/>(</text:span>.<text:span text:style-name="T5">p c | t +#num msg)</text:span></text:p>
      <text:p text:style-name="P6"><text:span text:style-name="T7">(</text:span>.<text:span text:style-name="T5">tg skip# count#) <text:s text:c="7"/>(</text:span>.<text:span text:style-name="T5">tp msg <text:s/></text:span>.<text:span text:style-name="T5">w query) <text:s text:c="12"/>(.plt pos len timeout command)</text:span></text:p>
      <text:p text:style-name="P6"/>
      <text:p text:style-name="P6"/>
      <text:p text:style-name="P7"><text:span text:style-name="T2"/></text:p>
      <text:p text:style-name="P7"><text:span text:style-name="T2"/></text:p>
      <text:p text:style-name="P10"><text:span text:style-name="T1">111 - ! <text:s/>112 - @ <text:s/>113 - # <text:s/>114 - $ <text:s/>115 - % <text:s/>116 - ^ <text:s/>117 - &amp; <text:s/>118 - * <text:s/>119 - ( <text:s/>121 - </text:span><text:span text:style-name="T2">`</text:span><text:span text:style-name="T1">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</text:span><text:span text:style-name="T2">0 – Space</text:span></text:p>
      <text:p text:style-name="P10"><text:span text:style-name="T1">1 – 0</text:span><text:span text:style-name="T2"> <text:s/></text:span><text:span text:style-name="T1">11 – 1 <text:s/>12 – 2 <text:s/>13 – 3 <text:s/>14 – 4 <text:s/>15 – 5 <text:s/>16 – 6 <text:s/>17 – 7 <text:s/>18 – 8 <text:s/>19 - 9</text:span></text:p>
      <text:p text:style-name="P11">2 - a <text:s text:c="5"/>22 - b <text:s text:c="4"/>222 – c <text:s text:c="3"/>3 - d <text:s text:c="5"/>33 - e <text:s text:c="4"/>333 - f</text:p>
      <text:p text:style-name="P11">4 - g <text:s text:c="5"/>44 - h <text:s text:c="4"/>444 – I <text:s text:c="3"/>5 - j <text:s text:c="5"/>55 - k <text:s text:c="4"/>555 - l</text:p>
      <text:p text:style-name="P11">6 - m <text:s text:c="5"/>66 - n <text:s text:c="4"/>666 – o <text:s text:c="3"/>7 - p <text:s text:c="5"/>77 - q <text:s text:c="4"/>777 - r <text:s text:c="3"/>7777 - s</text:p>
      <text:p text:style-name="P11">8 - t <text:s text:c="5"/>88 - u <text:s text:c="4"/>888 – v <text:s text:c="3"/>9 - w <text:s text:c="5"/>99 - x <text:s text:c="4"/>999 - y <text:s text:c="3"/>9999 – z</text:p>
      <text:p text:style-name="P9"/>
      <text:p text:style-name="P9"><text:span text:style-name="T6">(</text:span>.<text:span text:style-name="T5">a shortcut key search) <text:s/>(</text:span>.<text:span text:style-name="T5">e elock | estop | log | warn | runtime | stack) <text:s text:c="3"/>(</text:span>.<text:span text:style-name="T5">f msg)</text:span></text:p>
      <text:p text:style-name="P9"><text:span text:style-name="T7">(</text:span>.<text:span text:style-name="T5">il box skip# count#) <text:s text:c="3"/>(.ir box read#) <text:s text:c="16"/>(</text:span>.<text:span text:style-name="T5">m </text:span><text:a xlink:type="simple" xlink:href="mailto:addr@dom.tld" text:style-name="Internet_20_link" text:visited-style-name="Visited_20_Internet_20_Link"><text:span text:style-name="T5">addr@dom.tld</text:span></text:a><text:span text:style-name="T5"> “subj” body)</text:span></text:p>
      <text:p text:style-name="P9"><text:span text:style-name="T7">(.s cmd) <text:s text:c="17"/>(</text:span>.<text:span text:style-name="T5">p c | t +#num msg)</text:span></text:p>
      <text:p text:style-name="P9"><text:span text:style-name="T3">(</text:span><text:span text:style-name="T2">.</text:span><text:span text:style-name="T4">tg skip# count#) <text:s text:c="7"/>(</text:span><text:span text:style-name="T2">.</text:span><text:span text:style-name="T4">tp msg <text:s/></text:span><text:span text:style-name="T2">.</text:span><text:span text:style-name="T4">w query) <text:s text:c="12"/>(.plt pos len timeout command)</text:span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10"><text:span text:style-name="T1">111 - ! <text:s/>112 - @ <text:s/>113 - # <text:s/>114 - $ <text:s/>115 - % <text:s/>116 - ^ <text:s/>117 - &amp; <text:s/>118 - * <text:s/>119 - ( <text:s/>121 - </text:span><text:span text:style-name="T2">`</text:span><text:span text:style-name="T1">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</text:span><text:span text:style-name="T2">0 – Space</text:span></text:p>
      <text:p text:style-name="P10"><text:span text:style-name="T1">1 – 0</text:span><text:span text:style-name="T2"> <text:s/></text:span><text:span text:style-name="T1">11 – 1 <text:s/>12 – 2 <text:s/>13 – 3 <text:s/>14 – 4 <text:s/>15 – 5 <text:s/>16 – 6 <text:s/>17 – 7 <text:s/>18 – 8 <text:s/>19 - 9</text:span></text:p>
      <text:p text:style-name="P11">2 - a <text:s text:c="5"/>22 - b <text:s text:c="4"/>222 – c <text:s text:c="3"/>3 - d <text:s text:c="5"/>33 - e <text:s text:c="4"/>333 - f</text:p>
      <text:p text:style-name="P11">4 - g <text:s text:c="5"/>44 - h <text:s text:c="4"/>444 – I <text:s text:c="3"/>5 - j <text:s text:c="5"/>55 - k <text:s text:c="4"/>555 - l</text:p>
      <text:p text:style-name="P11">6 - m <text:s text:c="5"/>66 - n <text:s text:c="4"/>666 – o <text:s text:c="3"/>7 - p <text:s text:c="5"/>77 - q <text:s text:c="4"/>777 - r <text:s text:c="3"/>7777 - s</text:p>
      <text:p text:style-name="P11">8 - t <text:s text:c="5"/>88 - u <text:s text:c="4"/>888 – v <text:s text:c="3"/>9 - w <text:s text:c="5"/>99 - x <text:s text:c="4"/>999 - y <text:s text:c="3"/>9999 – z</text:p>
      <text:p text:style-name="P9"/>
      <text:p text:style-name="P9"><text:span text:style-name="T6">(</text:span>.<text:span text:style-name="T5">a shortcut key search) <text:s/>(</text:span>.<text:span text:style-name="T5">e elock | estop | log | warn | runtime | stack) <text:s text:c="3"/>(</text:span>.<text:span text:style-name="T5">f msg)</text:span></text:p>
      <text:p text:style-name="P9"><text:span text:style-name="T7">(</text:span>.<text:span text:style-name="T5">il box skip# count#) <text:s text:c="3"/>(.ir box read#) <text:s text:c="16"/>(</text:span>.<text:span text:style-name="T5">m </text:span><text:a xlink:type="simple" xlink:href="mailto:addr@dom.tld" text:style-name="Internet_20_link" text:visited-style-name="Visited_20_Internet_20_Link"><text:span text:style-name="T5">addr@dom.tld</text:span></text:a><text:span text:style-name="T5"> “subj” body)</text:span></text:p>
      <text:p text:style-name="P9"><text:span text:style-name="T7">(.s cmd) <text:s text:c="17"/>(</text:span>.<text:span text:style-name="T5">p c | t +#num msg)</text:span></text:p>
      <text:p text:style-name="P9"><text:span text:style-name="T3">(</text:span><text:span text:style-name="T4">.tg skip# count#) <text:s text:c="7"/>(.tp msg <text:s/>.w query) <text:s text:c="12"/>(.plt pos len timeout command)</text:span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10"><text:span text:style-name="T1">111 - ! <text:s/>112 - @ <text:s/>113 - # <text:s/>114 - $ <text:s/>115 - % <text:s/>116 - ^ <text:s/>117 - &amp; <text:s/>118 - * <text:s/>119 - ( <text:s/>121 - </text:span><text:span text:style-name="T2">`</text:span><text:span text:style-name="T1"> 122 - ~ <text:s/>123 - ) <text:s/>124 - - <text:s/>125 - _ <text:s/>126 - = <text:s/>127 - + <text:s/>128 - [ <text:s/>129 - { <text:s/>131 - ] <text:s/>132 - } 133 - \ <text:s/>134 - | <text:s/>135 - ; <text:s/>136 - : <text:s/>137 - ' <text:s/>138 - " <text:s/>139 - , <text:s/>141 - &lt; <text:s/>142 - . <text:s/>143 - &gt; 144 - / <text:s/>145 - ? <text:s/></text:span><text:span text:style-name="T2">0 – Space</text:span></text:p>
      <text:p text:style-name="P10"><text:span text:style-name="T1">1 – 0</text:span><text:span text:style-name="T2"> <text:s/></text:span><text:span text:style-name="T1">11 – 1 <text:s/>12 – 2 <text:s/>13 – 3 <text:s/>14 – 4 <text:s/>15 – 5 <text:s/>16 – 6 <text:s/>17 – 7 <text:s/>18 – 8 <text:s/>19 - 9</text:span></text:p>
      <text:p text:style-name="P11">2 - a <text:s text:c="5"/>22 - b <text:s text:c="4"/>222 – c <text:s text:c="3"/>3 - d <text:s text:c="5"/>33 - e <text:s text:c="4"/>333 - f</text:p>
      <text:p text:style-name="P11">4 - g <text:s text:c="5"/>44 - h <text:s text:c="4"/>444 – I <text:s text:c="3"/>5 - j <text:s text:c="5"/>55 - k <text:s text:c="4"/>555 - l</text:p>
      <text:p text:style-name="P11">6 - m <text:s text:c="5"/>66 - n <text:s text:c="4"/>666 – o <text:s text:c="3"/>7 - p <text:s text:c="5"/>77 - q <text:s text:c="4"/>777 - r <text:s text:c="3"/>7777 - s</text:p>
      <text:p text:style-name="P11">8 - t <text:s text:c="5"/>88 - u <text:s text:c="4"/>888 – v <text:s text:c="3"/>9 - w <text:s text:c="5"/>99 - x <text:s text:c="4"/>999 - y <text:s text:c="3"/>9999 – z</text:p>
      <text:p text:style-name="P9"/>
      <text:p text:style-name="P9"><text:span text:style-name="T6">(</text:span>.<text:span text:style-name="T5">a shortcut key search) <text:s/>(</text:span>.<text:span text:style-name="T5">e elock | estop | log | warn | runtime | stack) <text:s text:c="3"/>(</text:span>.<text:span text:style-name="T5">f msg)</text:span></text:p>
      <text:p text:style-name="P9"><text:span text:style-name="T7">(</text:span>.<text:span text:style-name="T5">il box skip# count#) <text:s text:c="3"/>(.ir box read#) <text:s text:c="16"/>(</text:span>.<text:span text:style-name="T5">m </text:span><text:a xlink:type="simple" xlink:href="mailto:addr@dom.tld" text:style-name="Internet_20_link" text:visited-style-name="Visited_20_Internet_20_Link"><text:span text:style-name="T5">addr@dom.tld</text:span></text:a><text:span text:style-name="T5"> “subj” body)</text:span></text:p>
      <text:p text:style-name="P9"><text:span text:style-name="T7">(.s cmd) <text:s text:c="17"/>(</text:span>.<text:span text:style-name="T5">p c | t +#num msg)</text:span></text:p>
      <text:p text:style-name="P9"><text:span text:style-name="T3">(</text:span><text:span text:style-name="T4">.tg skip# count#) <text:s text:c="7"/>(.tp msg <text:s/>.w query) <text:s text:c="12"/>(.plt pos len timeout command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10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0:40:42.515992805</meta:creation-date>
    <dc:date>2017-04-12T08:57:12.871327192</dc:date>
    <meta:editing-duration>PT4M59S</meta:editing-duration>
    <meta:editing-cycles>10</meta:editing-cycles>
    <meta:generator>LibreOffice/5.3.1.2$Linux_X86_64 LibreOffice_project/30m0$Build-2</meta:generator>
    <meta:document-statistic meta:table-count="0" meta:image-count="0" meta:object-count="0" meta:page-count="1" meta:paragraph-count="40" meta:word-count="964" meta:character-count="3804" meta:non-whitespace-character-count="2068"/>
  </office:meta>
</office:document-meta>
</file>